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0000001242306DF9E3901568E.png" manifest:media-type="image/png"/>
  <manifest:file-entry manifest:full-path="Pictures/1000020100000357000001BFFDB66D4F1CACFBC9.png" manifest:media-type="image/png"/>
  <manifest:file-entry manifest:full-path="Pictures/10000201000004E4000001076B0FDC8BCE9AE4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9f3" officeooo:paragraph-rsid="000fd9f3"/>
    </style:style>
    <style:style style:name="P2" style:family="paragraph" style:parent-style-name="Standard">
      <style:text-properties officeooo:rsid="001166ed" officeooo:paragraph-rsid="001166ed"/>
    </style:style>
    <style:style style:name="P3" style:family="paragraph" style:parent-style-name="Standard">
      <style:paragraph-properties fo:text-align="center" style:justify-single-word="false"/>
      <style:text-properties fo:color="#5983b0" fo:font-size="14pt" officeooo:rsid="000fd9f3" officeooo:paragraph-rsid="000fd9f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5983b0" fo:font-size="14pt" officeooo:rsid="001166ed" officeooo:paragraph-rsid="001166ed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ogle chrome</text:p>
      <text:p text:style-name="P1"><draw:frame draw:style-name="fr2" draw:name="Imagen1" text:anchor-type="char" svg:x="0cm" svg:y="0.347cm" svg:width="17cm" svg:height="3.57cm" draw:z-index="1"><draw:image xlink:href="Pictures/10000201000004E4000001076B0FDC8BCE9AE4DC.png" xlink:type="simple" xlink:show="embed" xlink:actuate="onLoad" loext:mime-type="image/png"/></draw:frame></text:p>
      <text:p text:style-name="P3"/>
      <text:p text:style-name="P3">Firefox</text:p>
      <text:p text:style-name="P1"/>
      <text:p text:style-name="P1"><draw:frame draw:style-name="fr1" draw:name="Imagen2" text:anchor-type="char" svg:width="17cm" svg:height="8.886cm" draw:z-index="0"><draw:image xlink:href="Pictures/1000020100000357000001BFFDB66D4F1CACFBC9.png" xlink:type="simple" xlink:show="embed" xlink:actuate="onLoad" loext:mime-type="image/png"/></draw:frame><text:s/></text:p>
      <text:p text:style-name="P3"/>
      <text:p text:style-name="P4">Opera</text:p>
      <text:p text:style-name="P2"/>
      <text:p text:style-name="P2"><draw:frame draw:style-name="fr1" draw:name="Imagen3" text:anchor-type="char" svg:width="17cm" svg:height="4.701cm" draw:z-index="2"><draw:image xlink:href="Pictures/1000020100000420000001242306DF9E390156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46:07.772768712</meta:creation-date>
    <dc:date>2020-12-14T19:17:24.649426946</dc:date>
    <meta:editing-duration>PT21M5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1" meta:paragraph-count="4" meta:word-count="4" meta:character-count="26" meta:non-whitespace-character-count="24"/>
  </office:meta>
</office:document-meta>
</file>